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ac7e"/>
    </style:style>
    <style:style style:name="P2" style:family="paragraph" style:parent-style-name="Standard">
      <style:text-properties officeooo:paragraph-rsid="001a8c50"/>
    </style:style>
    <style:style style:name="P3" style:family="paragraph" style:parent-style-name="Standard">
      <style:text-properties officeooo:rsid="001b167f" officeooo:paragraph-rsid="001b167f"/>
    </style:style>
    <style:style style:name="P4" style:family="paragraph" style:parent-style-name="Standard">
      <style:text-properties officeooo:rsid="001b167f" officeooo:paragraph-rsid="001b7155"/>
    </style:style>
    <style:style style:name="P5" style:family="paragraph" style:parent-style-name="Standard">
      <style:text-properties officeooo:rsid="001b7155" officeooo:paragraph-rsid="001b7155"/>
    </style:style>
    <style:style style:name="P6" style:family="paragraph" style:parent-style-name="Standard">
      <style:text-properties officeooo:rsid="001b7155" officeooo:paragraph-rsid="001cf78a"/>
    </style:style>
    <style:style style:name="P7" style:family="paragraph" style:parent-style-name="Standard">
      <style:text-properties officeooo:rsid="001cf78a" officeooo:paragraph-rsid="001cf78a"/>
    </style:style>
    <style:style style:name="P8" style:family="paragraph" style:parent-style-name="Standard">
      <style:text-properties officeooo:rsid="001d863d" officeooo:paragraph-rsid="001d863d"/>
    </style:style>
    <style:style style:name="P9" style:family="paragraph" style:parent-style-name="Standard">
      <style:text-properties officeooo:rsid="001ec747" officeooo:paragraph-rsid="001ec747"/>
    </style:style>
    <style:style style:name="P10" style:family="paragraph" style:parent-style-name="Standard">
      <style:text-properties officeooo:rsid="001fec82" officeooo:paragraph-rsid="001fec82"/>
    </style:style>
    <style:style style:name="P11" style:family="paragraph" style:parent-style-name="Standard">
      <style:text-properties officeooo:paragraph-rsid="002c8b0d"/>
    </style:style>
    <style:style style:name="T1" style:family="text">
      <style:text-properties officeooo:rsid="000cf8c6"/>
    </style:style>
    <style:style style:name="T2" style:family="text">
      <style:text-properties officeooo:rsid="001330f3"/>
    </style:style>
    <style:style style:name="T3" style:family="text">
      <style:text-properties officeooo:rsid="0017fafc"/>
    </style:style>
    <style:style style:name="T4" style:family="text">
      <style:text-properties officeooo:rsid="0018ac7e"/>
    </style:style>
    <style:style style:name="T5" style:family="text">
      <style:text-properties officeooo:rsid="001a8c50"/>
    </style:style>
    <style:style style:name="T6" style:family="text">
      <style:text-properties officeooo:rsid="001b167f"/>
    </style:style>
    <style:style style:name="T7" style:family="text">
      <style:text-properties officeooo:rsid="001b7155"/>
    </style:style>
    <style:style style:name="T8" style:family="text">
      <style:text-properties officeooo:rsid="001cf78a"/>
    </style:style>
    <style:style style:name="T9" style:family="text">
      <style:text-properties officeooo:rsid="00226fb6"/>
    </style:style>
    <style:style style:name="T10" style:family="text">
      <style:text-properties officeooo:rsid="00255c8d"/>
    </style:style>
    <style:style style:name="T11" style:family="text">
      <style:text-properties officeooo:rsid="00259449"/>
    </style:style>
    <style:style style:name="T12" style:family="text">
      <style:text-properties officeooo:rsid="0028b1a9"/>
    </style:style>
    <style:style style:name="T13" style:family="text">
      <style:text-properties officeooo:rsid="002c8b0d"/>
    </style:style>
    <style:style style:name="T14" style:family="text">
      <style:text-properties officeooo:rsid="002f40a2"/>
    </style:style>
    <style:style style:name="T15" style:family="text">
      <style:text-properties officeooo:rsid="00302a9d"/>
    </style:style>
    <style:style style:name="T16" style:family="text">
      <style:text-properties officeooo:rsid="0031ce90"/>
    </style:style>
    <style:style style:name="T17" style:family="text">
      <style:text-properties officeooo:rsid="00351cb0"/>
    </style:style>
    <style:style style:name="T18" style:family="text">
      <style:text-properties officeooo:rsid="0036278b"/>
    </style:style>
    <style:style style:name="T19" style:family="text">
      <style:text-properties officeooo:rsid="003a96e3"/>
    </style:style>
    <style:style style:name="T20" style:family="text">
      <style:text-properties officeooo:rsid="003c89eb"/>
    </style:style>
    <style:style style:name="T21" style:family="text">
      <style:text-properties officeooo:rsid="003f05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structions: </text:p>
      <text:p text:style-name="P8">1. Any form of communication between any two students is not allowed</text:p>
      <text:p text:style-name="P8">2. Internet and materials can be used in the hall.</text:p>
      <text:p text:style-name="P8">3. Output needs to be explained to instructor in the class. Marking will be done based on the answer and the explanation</text:p>
      <text:p text:style-name="P9">4. Each student needs to answer one question as per allotment in the exam hall</text:p>
      <text:p text:style-name="Standard"/>
      <text:p text:style-name="Standard"/>
      <text:p text:style-name="P10">QUESTIONS:</text:p>
      <text:p text:style-name="P10"/>
      <text:p text:style-name="Standard">Q1. Take input.txt as input to the programme.</text:p>
      <text:p text:style-name="Standard">A. Develop a Hadoop application to identify all the lines with the word “error” and place in an output file</text:p>
      <text:p text:style-name="Standard">with full path /error.txt. Identify all the lines with the word “<text:span text:style-name="T9">FATAL</text:span>” and place in an output file with full</text:p>
      <text:p text:style-name="Standard">path /<text:span text:style-name="T10">fatal</text:span>.txt</text:p>
      <text:p text:style-name="Standard"/>
      <text:p text:style-name="Standard">B. Develop a Java programme to do the processing in Part A in a centralized way.</text:p>
      <text:p text:style-name="Standard"/>
      <text:p text:style-name="Standard"/>
      <text:p text:style-name="Standard"/>
      <text:p text:style-name="Standard">Q2. Take input_reader.txt as input to the programme.</text:p>
      <text:p text:style-name="P11">A. Develop a custom record reader to feed every alternate fourth line (lines 4, 8, 12, etc.) to the mapper. Output two files: the first file should contain all entries with a value in column 3 (counting from 1, using commas as separators) less than 120<text:span text:style-name="T13">6</text:span>, while the second file should contain all entries with a value in column 3 greater than or equal to 120<text:span text:style-name="T13">6</text:span>.</text:p>
      <text:p text:style-name="Standard">B. Read name.txt and print alternate the lines in a Java programme</text:p>
      <text:p text:style-name="Standard"/>
      <text:p text:style-name="Standard"/>
      <text:p text:style-name="Standard"/>
      <text:p text:style-name="Standard"/>
      <text:p text:style-name="Standard"/>
      <text:p text:style-name="Standard">Q<text:span text:style-name="T14">3</text:span>. Take inputData.csv as input. Consider amount as price*quantity and price as unit price of the product.</text:p>
      <text:p text:style-name="Standard">A. Develop a Hadoop Application to generate total amount for each product for all transactions.</text:p>
      <text:p text:style-name="Standard">Output needs to be sorted alphabetically according to product name</text:p>
      <text:p text:style-name="Standard">B. Log total time taken by Mapper in a file in local file system.</text:p>
      <text:p text:style-name="Standard"/>
      <text:p text:style-name="Standard"/>
      <text:p text:style-name="Standard"/>
      <text:p text:style-name="Standard">Q<text:span text:style-name="T14">4</text:span>. Take name.txt and rec.txt as input.</text:p>
      <text:p text:style-name="Standard">A. Use Hadoop to do the following:</text:p>
      <text:p text:style-name="Standard">Select id, name, title, address where id satisfies the condition <text:span text:style-name="T15">6</text:span> &lt; id &lt; 9. Store output in /output1.txt</text:p>
      <text:p text:style-name="Standard">(name.txt, rec.txt).</text:p>
      <text:p text:style-name="Standard">id = column 1 of the data</text:p>
      <text:p text:style-name="Standard">Select id, name, title, address where id satisfies the condition 1 &lt; id &lt; <text:span text:style-name="T15">6</text:span>. Store output in /output1.txt</text:p>
      <text:p text:style-name="Standard">(name.txt, rec.txt).</text:p>
      <text:p text:style-name="Standard">id = column 1 of the data</text:p>
      <text:p text:style-name="Standard">B. Develop a Java programme to do the processing in Part A in a centralized way.</text:p>
      <text:p text:style-name="Standard"/>
      <text:p text:style-name="Standard">Q<text:span text:style-name="T17">5</text:span>. Take SalesJan2009.csv as input.</text:p>
      <text:p text:style-name="Standard">A. Use Hadoop to find top <text:span text:style-name="T16">6</text:span> prices from the set of transactions.</text:p>
      <text:p text:style-name="Standard"><text:soft-page-break/>B. Print number of 'unused' cells encountered</text:p>
      <text:p text:style-name="Standard"/>
      <text:p text:style-name="Standard">Q<text:span text:style-name="T18">6</text:span>. Take caller.txt as input</text:p>
      <text:p text:style-name="Standard">Col1: ID, Col2: Name, Col3: Age, Col4: Gender Col5: Number of calls</text:p>
      <text:p text:style-name="Standard">Age Range:</text:p>
      <text:p text:style-name="Standard">5-<text:span text:style-name="T18">1</text:span>0, 15-2<text:span text:style-name="T18">2</text:span>, 21-30, 31-80</text:p>
      <text:p text:style-name="Standard">Gender: Male, Female</text:p>
      <text:p text:style-name="Standard">A. For each age range, for each gender, find the caller who made maximum number of calls with the number of call<text:span text:style-name="T2">s</text:span></text:p>
      <text:p text:style-name="Standard">B. <text:span text:style-name="T5">Please quote the line from </text:span><text:a xlink:type="simple" xlink:href="https://github.com/facebookarchive/hadoop-20/tree/master/src/mapred/org/apache/hadoop/mapreduce" text:style-name="Internet_20_link" text:visited-style-name="Visited_20_Internet_20_Link"><text:span text:style-name="T4">https://github.com/facebookarchive/hadoop-20/tree/master/src/mapred/org/apache/hadoop/mapreduce</text:span></text:a><text:span text:style-name="T4"> where Hadoop </text:span><text:span text:style-name="T5">A</text:span><text:span text:style-name="T4">pplication </text:span><text:span text:style-name="T6">reduce</text:span><text:span text:style-name="T4"> method is invoked.</text:span></text:p>
      <text:p text:style-name="Standard"/>
      <text:p text:style-name="Standard">Q<text:span text:style-name="T20">7</text:span>. Take caller.txt as input.</text:p>
      <text:p text:style-name="Standard">Col1: ID, Col2: Name, Col3: Age, Col4: Gender Col5: Number of calls</text:p>
      <text:p text:style-name="Standard">Age Range:</text:p>
      <text:p text:style-name="Standard">5-10, 15-2<text:span text:style-name="T19">2</text:span>, 21-30, 31-80</text:p>
      <text:p text:style-name="Standard">Gender: Male, Female</text:p>
      <text:p text:style-name="Standard">A. For each age range, for each gender, find top two callers who made maximum number of calls.</text:p>
      <text:p text:style-name="P2">B. <text:span text:style-name="T5">Please quote the line from </text:span><text:a xlink:type="simple" xlink:href="https://github.com/facebookarchive/hadoop-20/tree/master/src/mapred/org/apache/hadoop/mapreduce" text:style-name="Internet_20_link" text:visited-style-name="Visited_20_Internet_20_Link"><text:span text:style-name="T4">https://github.com/facebookarchive/hadoop-20/tree/master/src/mapred/org/apache/hadoop/mapreduce</text:span></text:a><text:span text:style-name="T4"> where Hadoop </text:span><text:span text:style-name="T5">A</text:span><text:span text:style-name="T4">pplication nextKeyValue </text:span><text:span text:style-name="T5">(Custom Record reader)</text:span><text:span text:style-name="T4"> method is invoked.</text:span></text:p>
      <text:p text:style-name="Standard"/>
      <text:p text:style-name="Standard">Q<text:span text:style-name="T20">8</text:span>. Take inputData.csv as input. Consider amount as price*quantity and price as unit price of the product.</text:p>
      <text:p text:style-name="Standard">A. Develop a Hadoop Application to generate maximum amount for each product for all transactions.</text:p>
      <text:p text:style-name="Standard">Output needs to be sorted alphabetically according to product name</text:p>
      <text:p text:style-name="P1">B. <text:span text:style-name="T5">Please quote the line from </text:span><text:a xlink:type="simple" xlink:href="https://github.com/facebookarchive/hadoop-20/tree/master/src/mapred/org/apache/hadoop/mapreduce" text:style-name="Internet_20_link" text:visited-style-name="Visited_20_Internet_20_Link"><text:span text:style-name="T4">https://github.com/facebookarchive/hadoop-20/tree/master/src/mapred/org/apache/hadoop/mapreduce</text:span></text:a><text:span text:style-name="T4"> where Hadoop </text:span><text:span text:style-name="T5">A</text:span><text:span text:style-name="T4">pplication Partitioner method is invoked.</text:span></text:p>
      <text:p text:style-name="Standard"/>
      <text:p text:style-name="Standard">Q<text:span text:style-name="T21">9</text:span>. Take inputData.csv as input. Consider amount as price*quantity and price as unit price of the</text:p>
      <text:p text:style-name="Standard">product.</text:p>
      <text:p text:style-name="Standard">A. Develop a Hadoop Application to generate product name and average amount for each product for all transactions.</text:p>
      <text:p text:style-name="Standard">Output needs to be sorted alphabetically according to product name</text:p>
      <text:p text:style-name="Standard">B. Show how you can use combiner to optimize.</text:p>
      <text:p text:style-name="Standard"/>
      <text:p text:style-name="Standard"/>
      <text:p text:style-name="Standard"/>
      <text:p text:style-name="Standard">Q1<text:span text:style-name="T21">0</text:span>. Take inputDataTemp-hash.csv as input.</text:p>
      <text:p text:style-name="Standard">A. Develop a Hadoop Application to generate City name and maximum temperature of each city in 24 hours in all readings.</text:p>
      <text:p text:style-name="Standard">Output needs to be sorted alphabetically according to city name. First column should show City and</text:p>
      <text:p text:style-name="Standard">second column needs to show temperature.</text:p>
      <text:p text:style-name="Standard">B. Implement a custom counter to count the number of entries not processed by the programme.</text:p>
      <text:p text:style-name="Standard"/>
      <text:p text:style-name="Standard"/>
      <text:p text:style-name="Standard">Q12. Take inputDataTemp.csv as input.</text:p>
      <text:p text:style-name="Standard">A. Develop a Hadoop Application to generate City name and average temperature of each city in 24</text:p>
      <text:p text:style-name="Standard">hours in all readings.</text:p>
      <text:p text:style-name="Standard"><text:soft-page-break/>Output needs to be sorted alphabetically according to city name. First column should show City and</text:p>
      <text:p text:style-name="Standard">second column needs to show temperature.</text:p>
      <text:p text:style-name="Standard">B. <text:s/><text:span text:style-name="T3">Please </text:span><text:span text:style-name="T4">quote the line from </text:span><text:a xlink:type="simple" xlink:href="https://github.com/facebookarchive/hadoop-20/tree/master/src/mapred/org/apache/hadoop/mapreduce" text:style-name="Internet_20_link" text:visited-style-name="Visited_20_Internet_20_Link"><text:span text:style-name="T4">https://github.com/facebookarchive/hadoop-20/tree/master/src/mapred/org/apache/hadoop/mapreduce</text:span></text:a><text:span text:style-name="T4"> where Hadoop application map method is invoked.</text:span></text:p>
      <text:p text:style-name="Standard"/>
      <text:p text:style-name="Standard">Q13. Take inputDataTemp.csv as input.</text:p>
      <text:p text:style-name="Standard">A. Develop a Hadoop Application to generate City name and minimum temperature of each city in 24 hours in all readings.</text:p>
      <text:p text:style-name="Standard"/>
      <text:p text:style-name="Standard">Output needs to be sorted alphabetically according to city name. First column should show City and</text:p>
      <text:p text:style-name="Standard">second column needs to show temperature.</text:p>
      <text:p text:style-name="Standard">B. Log total time taken by mapper in a file in local filesystem.</text:p>
      <text:p text:style-name="Standard"/>
      <text:p text:style-name="Standard"/>
      <text:p text:style-name="Standard"/>
      <text:p text:style-name="Standard">Q14. Take inputDataTemp-Hash.csv as input.</text:p>
      <text:p text:style-name="Standard">A. Develop a Hadoop Application to generate City name and minimum temperature of each city in 24 hours in all readings.</text:p>
      <text:p text:style-name="Standard">Output needs to be sorted alphabetically according to city name. First column should show temperature and second column needs to show city name.</text:p>
      <text:p text:style-name="Standard">B. Implement a custom counter to count the number of entries notprocessed by the programme.</text:p>
      <text:p text:style-name="Standard"/>
      <text:p text:style-name="Standard"/>
      <text:p text:style-name="Standard">Q15. Take inputDataTemp.csv as input.</text:p>
      <text:p text:style-name="Standard">A. Develop a Hadoop Application to generate City name and minimum temperature of each city in 24 hours in all readings.</text:p>
      <text:p text:style-name="Standard">Output needs to be sorted alphabetically according to city name. First column should show temperature and second column needs to show city name.</text:p>
      <text:p text:style-name="Standard">B. Develop a Java program to do the above in a centralized way.</text:p>
      <text:p text:style-name="Standard"/>
      <text:p text:style-name="P4">Q16. Develop a Hadoop Application . Consider the words available in the file 'WordsInUse.txt' without considering case sensitivity. Print the number of occurrences of these words in the file 'lyrics.txt'. <text:span text:style-name="T7">Please print the total time taken by this program.</text:span></text:p>
      <text:p text:style-name="P3"/>
      <text:p text:style-name="P4">Q17. Develop a Hadoop Application. Consider the words available in the file 'WordsInUse.txt' considering case sensitivity. Print the number of occurrences of these words in the file 'lyrics.txt'. <text:span text:style-name="T7">Please print the total time taken by Mapper class of this program.</text:span></text:p>
      <text:p text:style-name="P4"/>
      <text:p text:style-name="P5">Q18. Develop a hadoop application to perform the following.</text:p>
      <text:p text:style-name="P5">• Calculate the number of classes taken by each Teacher.</text:p>
      <text:p text:style-name="P5">• Use custom counter to display number of headers in input data.</text:p>
      <text:p text:style-name="P5">Blank cell needs to be interpreted appropriately.</text:p>
      <text:p text:style-name="P5">Data: classes.csv</text:p>
      <text:p text:style-name="P5"/>
      <text:p text:style-name="P5"><text:span text:style-name="T8">Q19. </text:span>Develop a hadoop application to perform the following.</text:p>
      <text:p text:style-name="P5">• Calculate the number of students in each Programme.</text:p>
      <text:p text:style-name="P5">• Use custom counter to display number of headers in input data.</text:p>
      <text:p text:style-name="P6">Blank cell needs to be interpreted appropriately.</text:p>
      <text:p text:style-name="P5">Data: students.csv</text:p>
      <text:p text:style-name="P5"/>
      <text:p text:style-name="P7">Q20. Develop a single hadoop application to perform the following.</text:p>
      <text:p text:style-name="P7"><text:soft-page-break/>• Calculate the number of employees associated with each designation</text:p>
      <text:p text:style-name="P7">Suggest modifications to be made in Hadoop Framework so that streaming characteristics can be implemented in Hadoop application. Example: Moving average of temperature in every 5 minutes.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7:48:00.478618028</meta:creation-date>
    <dc:date>2024-03-09T18:53:22.736071751</dc:date>
    <meta:editing-duration>PT1H6M58S</meta:editing-duration>
    <meta:editing-cycles>31</meta:editing-cycles>
    <meta:generator>LibreOffice/7.3.7.2$Linux_X86_64 LibreOffice_project/30$Build-2</meta:generator>
    <meta:document-statistic meta:table-count="0" meta:image-count="0" meta:object-count="0" meta:page-count="4" meta:paragraph-count="92" meta:word-count="1131" meta:character-count="7072" meta:non-whitespace-character-count="6031"/>
  </office:meta>
</office:document-meta>
</file>